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251c4"/>
    </style:style>
    <style:style style:name="P2" style:family="paragraph" style:parent-style-name="Standard">
      <style:paragraph-properties style:writing-mode="lr-tb"/>
      <style:text-properties fo:font-weight="normal" officeooo:paragraph-rsid="001534b6" style:font-weight-asian="normal" style:font-weight-complex="normal"/>
    </style:style>
    <style:style style:name="P3" style:family="paragraph" style:parent-style-name="Standard">
      <style:paragraph-properties style:writing-mode="lr-tb"/>
      <style:text-properties officeooo:paragraph-rsid="00169fac"/>
    </style:style>
    <style:style style:name="T1" style:family="text">
      <style:text-properties style:font-name="sans-serif" fo:font-size="10.5pt" fo:font-weight="bold" style:font-weight-asian="bold" style:font-weight-complex="bold"/>
    </style:style>
    <style:style style:name="T2" style:family="text">
      <style:text-properties style:font-name="sans-serif" fo:font-size="10.5pt" fo:font-weight="bold" officeooo:rsid="00169fac" style:font-weight-asian="bold" style:font-weight-complex="bold"/>
    </style:style>
    <style:style style:name="T3" style:family="text">
      <style:text-properties style:font-name="sans-serif" fo:font-size="10.5pt" officeooo:rsid="00137d43"/>
    </style:style>
    <style:style style:name="T4" style:family="text">
      <style:text-properties style:font-name="sans-serif" fo:font-size="10.5pt" officeooo:rsid="001534b6"/>
    </style:style>
    <style:style style:name="T5" style:family="text">
      <style:text-properties style:font-name="sans-serif" fo:font-size="10.5pt" officeooo:rsid="00169f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9f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ssources tangibles</text:span><text:span text:style-name="T6"> </text:span><text:span text:style-name="T1">:</text:span><text:line-break/><text:span text:style-name="T1">- Physiques : </text:span><text:line-break/><text:tab/>- <text:span text:style-name="T7">Fiabilité : Disney et ses fourniseur de matières premiére garde un lien étroit</text:span></text:p>
      <text:p text:style-name="P3"/>
      <text:p text:style-name="P1"><text:span text:style-name="T1">- Financières</text:span><text:span text:style-name="T6"> </text:span><text:span text:style-name="T1">:</text:span></text:p>
      <text:p text:style-name="P2"><text:span text:style-name="T3"><text:tab/>- </text:span><text:span text:style-name="T5">revenu finacier :</text:span><text:span text:style-name="T3">un chifre d’affaire </text:span><text:span text:style-name="T4">annuel </text:span><text:span text:style-name="T3">en augmentation qui passe de </text:span><text:span text:style-name="T4">65,39</text:span><text:span text:style-name="T3"> <text:s/></text:span><text:span text:style-name="T4">Milliard en 2020 a 67,42 Milliard </text:span></text:p>
      <text:p text:style-name="P2"><text:span text:style-name="T4"><text:tab/>- </text:span><text:span text:style-name="T5">grande trésoreri : </text:span></text:p>
      <text:p text:style-name="P1"><text:span text:style-name="T1"/></text:p>
      <text:p text:style-name="P1"><text:span text:style-name="T1">- humaines</text:span><text:span text:style-name="T6"> </text:span><text:span text:style-name="T1">: </text:span><text:line-break/><text:line-break/><text:span text:style-name="T1">Ressources intangibles</text:span><text:span text:style-name="T6"> </text:span><text:span text:style-name="T1">:</text:span><text:span text:style-name="T6"><text:line-break/></text:span><text:span text:style-name="T1">- Technologiques</text:span><text:span text:style-name="T6"> </text:span><text:span text:style-name="T1">:</text:span><text:line-break/><text:line-break/><text:span text:style-name="T1">-</text:span><text:span text:style-name="T6"> </text:span><text:span text:style-name="T1">Organisationnelles</text:span><text:span text:style-name="T6"> </text:span><text:span text:style-name="T1">:</text:span></text:p>
      <text:p text:style-name="P1"><text:line-break/><text:span text:style-name="T1">- Mercatiques, commerciales</text:span><text:span text:style-name="T6"> </text:span><text:span text:style-name="T1">:</text:span></text:p>
      <text:p text:style-name="P1"><text:line-break/><text:line-break/></text:p>
      <text:p text:style-name="P1"><text:a xlink:type="simple" xlink:href="https://fr.statista.com/statistiques/571153/chiffre-d-affaires-mondial-walt-disney-company/" text:style-name="Internet_20_link" text:visited-style-name="Visited_20_Internet_20_Link">https://fr.statista.com/statistiques/571153/chiffre-d-affaires-mondial-walt-disney-company/</text:a></text:p>
      <text:p text:style-name="P1"/>
      <text:p text:style-name="P1"><text:a xlink:type="simple" xlink:href="https://www.google.com/finance/quote/DIS:NYSE?sa=X&amp;ved=2ahUKEwjRrLzCttX7AhV8TaQEHe0fD8EQ3ecFegQIShAa&amp;comparison" text:style-name="Internet_20_link" text:visited-style-name="Visited_20_Internet_20_Link">https://www.google.com/finance/quote/DIS:NYSE?sa=X&amp;ved=2ahUKEwjRrLzCttX7AhV8TaQEHe0fD8EQ3ecFegQIShAa&amp;comparison</text:a>=</text:p>
      <text:p text:style-name="P1"/>
      <text:p text:style-name="P1"><text:a xlink:type="simple" xlink:href="https://bstrategyhub.com/swot-analysis-of-disney-2019-disney-swot-analysis/" text:style-name="Internet_20_link" text:visited-style-name="Visited_20_Internet_20_Link">https://bstrategyhub.com/swot-analysis-of-disney-2019-disney-swot-analysis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08:39:57.664989063</meta:creation-date>
    <dc:date>2022-11-30T09:15:20.169866609</dc:date>
    <meta:editing-duration>PT4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5" meta:character-count="665" meta:non-whitespace-character-count="596"/>
  </office:meta>
</office:document-meta>
</file>